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494cm" fo:margin-top="0cm" fo:margin-bottom="0cm" table:align="center" style:writing-mode="lr-tb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091cm"/>
    </style:style>
    <style:style style:name="Tabela1.C" style:family="table-column">
      <style:table-column-properties style:column-width="2.106cm"/>
    </style:style>
    <style:style style:name="Tabela1.D" style:family="table-column">
      <style:table-column-properties style:column-width="2.99cm"/>
    </style:style>
    <style:style style:name="Tabela1.E" style:family="table-column">
      <style:table-column-properties style:column-width="5.906cm"/>
    </style:style>
    <style:style style:name="Tabela1.1" style:family="table-row">
      <style:table-row-properties style:min-row-height="1.03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3.189cm" fo:keep-together="auto"/>
    </style:style>
    <style:style style:name="Tabela1.A2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974cm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dfb5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57ffe" officeooo:paragraph-rsid="00257ffe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7489c" officeooo:paragraph-rsid="0027489c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1dfb52" style:font-size-asian="12pt" style:font-size-complex="12pt"/>
    </style:style>
    <style:style style:name="T3" style:family="text">
      <style:text-properties officeooo:rsid="001fd3a4"/>
    </style:style>
    <style:style style:name="T4" style:family="text">
      <style:text-properties officeooo:rsid="00223b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articipant Form</text:p>
      <text:p text:style-name="P2"><text:span text:style-name="T1">“Usability Evaluation of </text:span><text:span text:style-name="T2">InfoPortugal</text:span><text:span text:style-name="T1"> Application”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3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Task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>Needed help?</text:p>
          </table:table-cell>
          <table:table-cell table:style-name="Tabela1.A2" office:value-type="string">
            <text:p text:style-name="P4">Easiness </text:p>
            <text:p text:style-name="P4">1 - Very</text:p>
            <text:p text:style-name="P4">difficult</text:p>
            <text:p text:style-name="P4">5 – Very easy</text:p>
          </table:table-cell>
          <table:table-cell table:style-name="Tabela1.A2" office:value-type="string">
            <text:p text:style-name="P4">Comment?</text:p>
          </table:table-cell>
        </table:table-row>
        <table:table-row table:style-name="Tabela1.3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5"/>
            <text:p text:style-name="P5">Obtain the value of the average life expectancy of the Portuguese population in 1980</text:p>
            <text:p text:style-name="P5"/>
          </table:table-cell>
          <table:table-cell table:style-name="Tabela1.A1" office:value-type="string">
            <text:p text:style-name="P10">sim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10">É mais intuitivo no da saúde</text:p>
          </table:table-cell>
        </table:table-row>
        <table:table-row table:style-name="Tabela1.3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5"/>
            <text:p text:style-name="P5">Obtain the population density value of the <text:span text:style-name="T3">A</text:span>lgarve region</text:p>
            <text:p text:style-name="P5"/>
          </table:table-cell>
          <table:table-cell table:style-name="Tabela1.A1" office:value-type="string">
            <text:p text:style-name="P10">nã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5"/>
            <text:p text:style-name="P5">Get the number of doctors of specialty general surgery in Portugal in the year 2010</text:p>
            <text:p text:style-name="P5"/>
          </table:table-cell>
          <table:table-cell table:style-name="Tabela1.A1" office:value-type="string">
            <text:p text:style-name="P10">nã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7"/>
            <text:p text:style-name="P7">Get the number of internment<text:span text:style-name="T4">s </text:span>in Hospitals in the year of 2020</text:p>
            <text:p text:style-name="P5"/>
          </table:table-cell>
          <table:table-cell table:style-name="Tabela1.A1" office:value-type="string">
            <text:p text:style-name="P10">nã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/>
            <text:p text:style-name="P5">Get the number of females attending higher education in the year 2000</text:p>
            <text:p text:style-name="P5"/>
          </table:table-cell>
          <table:table-cell table:style-name="Tabela1.A1" office:value-type="string">
            <text:p text:style-name="P10">sim</text:p>
          </table:table-cell>
          <table:table-cell table:style-name="Tabela1.A1" office:value-type="string">
            <text:p text:style-name="P10">4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5"/>
            <text:p text:style-name="P5">Obtain the number of 1st Cycle teaching establishments in the year 2020</text:p>
            <text:p text:style-name="P5"/>
          </table:table-cell>
          <table:table-cell table:style-name="Tabela1.A1" office:value-type="string">
            <text:p text:style-name="P10">nã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go Carvalho</meta:initial-creator>
    <meta:editing-cycles>17</meta:editing-cycles>
    <meta:creation-date>2020-04-27T16:18:00</meta:creation-date>
    <dc:date>2021-11-24T12:39:59.491136666</dc:date>
    <meta:editing-duration>PT42M54S</meta:editing-duration>
    <meta:generator>LibreOffice/6.4.7.2$Linux_X86_64 LibreOffice_project/40$Build-2</meta:generator>
    <meta:document-statistic meta:table-count="1" meta:image-count="0" meta:object-count="0" meta:page-count="1" meta:paragraph-count="35" meta:word-count="119" meta:character-count="698" meta:non-whitespace-character-count="5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